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d6c4" officeooo:paragraph-rsid="0019d6c4" style:font-weight-asian="bold" style:font-weight-complex="bold"/>
    </style:style>
    <style:style style:name="P2" style:family="paragraph" style:parent-style-name="Text_20_body">
      <style:text-properties officeooo:rsid="00150525" officeooo:paragraph-rsid="00150525"/>
    </style:style>
    <style:style style:name="P3" style:family="paragraph" style:parent-style-name="Text_20_body">
      <style:text-properties officeooo:rsid="0015b3ef" officeooo:paragraph-rsid="0015b3ef"/>
    </style:style>
    <style:style style:name="P4" style:family="paragraph" style:parent-style-name="Text_20_body">
      <style:text-properties fo:font-weight="bold" officeooo:rsid="00150525" officeooo:paragraph-rsid="00150525" style:font-weight-asian="bold" style:font-weight-complex="bold"/>
    </style:style>
    <style:style style:name="P5" style:family="paragraph" style:parent-style-name="Text_20_body">
      <style:text-properties fo:font-weight="bold" officeooo:rsid="0015b3ef" officeooo:paragraph-rsid="0015b3ef" style:font-weight-asian="bold" style:font-weight-complex="bold"/>
    </style:style>
    <style:style style:name="P6" style:family="paragraph" style:parent-style-name="Text_20_body">
      <style:text-properties fo:font-weight="bold" officeooo:rsid="0019d6c4" officeooo:paragraph-rsid="0019d6c4" style:font-weight-asian="bold" style:font-weight-complex="bold"/>
    </style:style>
    <style:style style:name="P7" style:family="paragraph" style:parent-style-name="Title">
      <style:text-properties officeooo:rsid="00150525" officeooo:paragraph-rsid="00150525"/>
    </style:style>
    <style:style style:name="T1" style:family="text">
      <style:text-properties officeooo:rsid="0015b3ef"/>
    </style:style>
    <style:style style:name="T2" style:family="text">
      <style:text-properties officeooo:rsid="0016576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e98b"/>
    </style:style>
    <style:style style:name="T5" style:family="text">
      <style:text-properties officeooo:rsid="0019d6c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font-name="Consolas" fo:font-size="9.5pt" style:font-size-asian="9.5pt" fo:background-color="#ffffff"/>
    </style:style>
    <style:style style:name="T8" style:family="text">
      <style:text-properties fo:color="#2b91af" style:font-name="Consolas" fo:font-size="9.5pt" style:font-size-asian="9.5pt" fo:background-color="#ffffff"/>
    </style:style>
    <style:style style:name="T9" style:family="text">
      <style:text-properties fo:color="#0000ff" style:font-name="Consolas" fo:font-size="9.5pt" style:font-size-asian="9.5pt" fo:background-color="#ffffff"/>
    </style:style>
    <style:style style:name="T10" style:family="text">
      <style:text-properties fo:color="#a31515" style:font-name="Consolas" fo:font-size="9.5pt" style:font-size-asian="9.5pt" fo:background-color="#ffffff"/>
    </style:style>
    <style:style style:name="T11" style:family="text">
      <style:text-properties fo:color="#008000" style:font-name="Consolas" fo:font-size="9.5pt" style:font-size-asian="9.5pt" fo:background-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ectors</text:p>
      <text:p text:style-name="P2">In Unity vectors are used to represent the position of objects as well as direction, and movement. A <text:span text:style-name="T4">3D</text:span> vector has three values: x, y, and z, corresponding to each of the axis in 3D space. For example (in 2D), the vector (3, 4) represents a position 3 units along the x-axis, and 4 units along / up the y-axis. </text:p>
      <text:p text:style-name="P4">Draw a diagram.</text:p>
      <text:p text:style-name="P2"/>
      <text:p text:style-name="P2"/>
      <text:p text:style-name="P2"/>
      <text:p text:style-name="P2"/>
      <text:p text:style-name="P2">When adding a vector to a position vector, the vector being adding <text:span text:style-name="T1">can be said to</text:span> represent movement. <text:span text:style-name="T1">For example, if we add (2, 1) to the above vector, we move 2 units along the x-axis, and 1 unit up the y-axis; giving a new position of (5, 5). When adding vectors, each component from one vector is added to the other.</text:span></text:p>
      <text:p text:style-name="P5">Draw a diagram.</text:p>
      <text:p text:style-name="P3"/>
      <text:p text:style-name="P3"/>
      <text:p text:style-name="P3"/>
      <text:p text:style-name="P3"/>
      <text:p text:style-name="P3"><text:span text:style-name="T4">A</text:span> vector can be used to represent a direction. For example, the vector (0, 1), when drawn as a line originating from (0, 0) points upwards; <text:span text:style-name="T4">whereas, the vector (-1, 0) points to the left</text:span>. The two vectors from previously are both pointing upwards and to the right, but at different angles.</text:p>
      <text:p text:style-name="P3"><text:span text:style-name="T3">Draw a diagram.</text:span></text:p>
      <text:p text:style-name="P3"/>
      <text:p text:style-name="P3"/>
      <text:p text:style-name="P3"/>
      <text:p text:style-name="P3"/>
      <text:p text:style-name="P3">Another useful thing about vectors is scalar multiplication. This is when you multiply a vector by a ‘float’ or ‘int’ etc. When doing so, the vector maintains its direction b<text:span text:style-name="T2">ut</text:span> its magnitude increases. <text:span text:style-name="T2">For example, when multiplying the vector (0, 1) by 2, each component (x: 0, and y: 1) is multiplied by 2, giving a vector of (0, 2). When we draw these vectors as lines, they both point in the same direction, the multiplied one is just double the length.</text:span></text:p>
      <text:p text:style-name="P6">Draw a diag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01:35.514000000</meta:creation-date>
    <dc:date>2016-08-31T14:51:13.561000000</dc:date>
    <meta:editing-duration>PT16M12S</meta:editing-duration>
    <meta:editing-cycles>3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9" meta:word-count="269" meta:character-count="1442" meta:non-whitespace-character-count="1181"/>
  </office:meta>
</office:document-meta>
</file>